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ing_20_1">
      <style:paragraph-properties fo:break-before="page"/>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3">
      <style:paragraph-properties fo:break-before="page"/>
    </style:style>
    <style:style style:name="P6" style:family="paragraph" style:parent-style-name="Heading_20_2">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list-style-name="L22"/>
    <style:style style:name="P31" style:family="paragraph" style:parent-style-name="Text_20_body" style:list-style-name="L23"/>
    <style:style style:name="P32" style:family="paragraph" style:parent-style-name="Text_20_body" style:list-style-name="L24"/>
    <style:style style:name="P33" style:family="paragraph" style:parent-style-name="Text_20_body" style:list-style-name="L25"/>
    <style:style style:name="P34" style:family="paragraph" style:parent-style-name="Text_20_body" style:list-style-name="L26"/>
    <style:style style:name="P35" style:family="paragraph" style:parent-style-name="Text_20_body" style:list-style-name="L27"/>
    <style:style style:name="P36" style:family="paragraph" style:parent-style-name="Text_20_body" style:list-style-name="L28"/>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4"/>
    <style:style style:name="P43" style:family="paragraph" style:parent-style-name="Text_20_body" style:list-style-name="L35"/>
    <style:style style:name="P44" style:family="paragraph" style:parent-style-name="Text_20_body" style:list-style-name="L36"/>
    <style:style style:name="P45" style:family="paragraph" style:parent-style-name="Text_20_body" style:list-style-name="L37"/>
    <style:style style:name="P46" style:family="paragraph" style:parent-style-name="Text_20_body" style:list-style-name="L38"/>
    <style:style style:name="P47" style:family="paragraph" style:parent-style-name="Text_20_body" style:list-style-name="L39"/>
    <style:style style:name="P48" style:family="paragraph" style:parent-style-name="Text_20_body" style:list-style-name="L40"/>
    <style:style style:name="P49" style:family="paragraph" style:parent-style-name="Text_20_body" style:list-style-name="L41"/>
    <style:style style:name="P50" style:family="paragraph" style:parent-style-name="Text_20_body" style:list-style-name="L42"/>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1) Character<text:tab/>3</text:p>
          <text:p text:style-name="P7">1.1) Stats<text:tab/>3</text:p>
          <text:p text:style-name="P8">1.1.1) Combat<text:tab/>3</text:p>
          <text:p text:style-name="P8">1.1.2) Exploration<text:tab/>3</text:p>
          <text:p text:style-name="P8">1.1.3) Civil<text:tab/>3</text:p>
          <text:p text:style-name="P7">1.2) IA Autobattler<text:tab/>3</text:p>
          <text:p text:style-name="P8">1.2.1) Hero<text:tab/>3</text:p>
          <text:p text:style-name="P8">1.2.2) IA Enemy<text:tab/>4</text:p>
          <text:p text:style-name="P7">1.3) Race<text:tab/>5</text:p>
          <text:p text:style-name="P8">1.3.1) Humain<text:tab/>5</text:p>
          <text:p text:style-name="P8">1.3.2) Nain<text:tab/>5</text:p>
          <text:p text:style-name="P8">1.3.3) Elfe<text:tab/>5</text:p>
          <text:p text:style-name="P8">1.3.4) Arcturian<text:tab/>5</text:p>
          <text:p text:style-name="P8">1.3.5) Nordique<text:tab/>5</text:p>
          <text:p text:style-name="P8">1.3.6) Lyran<text:tab/>5</text:p>
          <text:p text:style-name="P7">1.4) Ennemies<text:tab/>6</text:p>
          <text:p text:style-name="P8">1.4.1) Archetype<text:tab/>6</text:p>
          <text:p text:style-name="P8">1.4.2) Race <text:tab/>6</text:p>
          <text:p text:style-name="P7">1.5) Boucle de combat en autobattler<text:tab/>7</text:p>
          <text:p text:style-name="P7">1.6) Traits<text:tab/>8</text:p>
          <text:p text:style-name="P8">1.6.1) Leviers<text:tab/>8</text:p>
          <text:p text:style-name="P8">1.6.2) Acquisition<text:tab/>8</text:p>
          <text:p text:style-name="P7">1.7) Arbre de talent<text:tab/>9</text:p>
          <text:p text:style-name="P8">1.7.1) Skills<text:tab/>10</text:p>
          <text:p text:style-name="P3">1.7.1.1) Acquisition<text:tab/>10</text:p>
          <text:p text:style-name="P3">1.7.1.2) Limitation<text:tab/>10</text:p>
          <text:p text:style-name="P3">1.7.1.3) Leviers<text:tab/>10</text:p>
          <text:p text:style-name="P3">1.7.1.4) Gain de compétence d'arcane<text:tab/>11</text:p>
          <text:p text:style-name="P8">1.7.2) Arcanes<text:tab/>12</text:p>
          <text:p text:style-name="P3">1.7.2.1) LVL &amp; XP<text:tab/>12</text:p>
          <text:p text:style-name="P3">1.7.2.2) List des arcanes<text:tab/>12</text:p>
          <text:p text:style-name="P8">1.7.3) Branche<text:tab/>14</text:p>
          <text:p text:style-name="P3">1.7.3.1) List de branches<text:tab/>14</text:p>
          <text:p text:style-name="P3">1.7.3.2) Acquisition<text:tab/>14</text:p>
          <text:p text:style-name="P3">1.7.3.3) Contenu<text:tab/>14</text:p>
          <text:p text:style-name="P3">1.7.3.4) Gain de points de talent<text:tab/>14</text:p>
          <text:p text:style-name="P7">1.8) Level &amp; XP<text:tab/>15</text:p>
          <text:p text:style-name="P7">1.9) Equipement <text:tab/>16</text:p>
          <text:p text:style-name="P8">1.9.1) Slots<text:tab/>16</text:p>
          <text:p text:style-name="P8">1.9.2) Limitations<text:tab/>16</text:p>
          <text:p text:style-name="P8">1.9.3) Stats<text:tab/>16</text:p>
          <text:p text:style-name="P8">1.9.4) Qualité<text:tab/>16</text:p>
          <text:p text:style-name="P8">1.9.5) Génération<text:tab/>17</text:p>
          <text:p text:style-name="P8">1.9.6) Acquisition<text:tab/>17</text:p>
          <text:p text:style-name="P4">2) HUB (ville)<text:tab/>18</text:p>
          <text:p text:style-name="P7">2.1) Les Batiments<text:tab/>19</text:p>
          <text:p text:style-name="P8">2.1.1) Taverne<text:tab/>20</text:p>
          <text:p text:style-name="P3">2.1.1.1) Gestion des héros<text:tab/>20</text:p>
          <text:p text:style-name="P3">2.1.1.2) <text:s/>Recrutement<text:tab/>20</text:p>
          <text:p text:style-name="P8">2.1.2) Mairie<text:tab/>21</text:p>
          <text:p text:style-name="P3"><text:soft-page-break/>2.1.2.1) Variations<text:tab/>21</text:p>
          <text:p text:style-name="P3">2.1.2.2) Unlock<text:tab/>21</text:p>
          <text:p text:style-name="P8">2.1.3) Panneau d'affichage<text:tab/>22</text:p>
          <text:p text:style-name="P3">2.1.3.1) Missions<text:tab/>22</text:p>
          <text:p text:style-name="P3">2.1.3.2) Récompenses<text:tab/>22</text:p>
          <text:p text:style-name="P3">2.1.3.3) Variations<text:tab/>22</text:p>
          <text:p text:style-name="P3">2.1.3.4) Objectifs de missions<text:tab/>23</text:p>
          <text:p text:style-name="P3">2.1.3.5) HR HR<text:tab/>23</text:p>
          <text:p text:style-name="P3">2.1.3.6) Limitations<text:tab/>23</text:p>
          <text:p text:style-name="P3">2.1.3.7) Histoire<text:tab/>24</text:p>
          <text:p text:style-name="P3">2.1.3.8) Filler<text:tab/>24</text:p>
          <text:p text:style-name="P3">2.1.3.9) Difficultés<text:tab/>24</text:p>
          <text:p text:style-name="P3">2.1.3.10) Tools<text:tab/>25</text:p>
          <text:p text:style-name="P8">2.1.4) Centre de soin<text:tab/>26</text:p>
          <text:p text:style-name="P8">2.1.5) Forge<text:tab/>27</text:p>
          <text:p text:style-name="P3">2.1.5.1) Fabrication<text:tab/>27</text:p>
          <text:p text:style-name="P3">2.1.5.1) Tools<text:tab/>27</text:p>
          <text:p text:style-name="P8">2.1.6) Ferailleur<text:tab/>28</text:p>
          <text:p text:style-name="P3">2.1.6.1) Tools<text:tab/>28</text:p>
          <text:p text:style-name="P8">2.1.7) Ferme<text:tab/>29</text:p>
          <text:p text:style-name="P8">2.1.8) Académie<text:tab/>30</text:p>
          <text:p text:style-name="P3">2.1.8.1) <text:s/>LVL &amp; XP Hero<text:tab/>30</text:p>
          <text:p text:style-name="P3">2.1.8.2) <text:s/>Compétence en Arcane<text:tab/>30</text:p>
          <text:p text:style-name="P3">2.1.8.3) <text:s/>Stats training<text:tab/>30</text:p>
          <text:p text:style-name="P7">2.2) Ajout d'un bâtiment<text:tab/>31</text:p>
          <text:p text:style-name="P7">2.3) L'animation en ville<text:tab/>32</text:p>
        </text:index-body>
      </text:table-of-content>
      <text:p text:style-name="P1"/>
      <text:h text:style-name="P2" text:outline-level="1">1) Character</text:h>
      <text:h text:style-name="Heading_20_2" text:outline-level="2">1.1) Stats</text:h>
      <text:h text:style-name="Heading_20_3" text:outline-level="3">1.1.1) Combat</text:h>
      <text:p text:style-name="Text_20_body">Primary : </text:p>
      <text:list xml:id="list5266594492484411110" text:style-name="L1">
        <text:list-item>
          <text:p text:style-name="P9">STR</text:p>
        </text:list-item>
        <text:list-item>
          <text:p text:style-name="P9">DEX</text:p>
        </text:list-item>
        <text:list-item>
          <text:p text:style-name="P9">WIS</text:p>
        </text:list-item>
        <text:list-item>
          <text:p text:style-name="P9">CON</text:p>
        </text:list-item>
        <text:list-item>
          <text:p text:style-name="P9">CHA</text:p>
        </text:list-item>
      </text:list>
      <text:p text:style-name="Text_20_body"/>
      <text:p text:style-name="Text_20_body">Secondary :</text:p>
      <text:list xml:id="list1947880936697410508" text:style-name="L2">
        <text:list-item>
          <text:p text:style-name="P10">HP</text:p>
        </text:list-item>
        <text:list-item>
          <text:p text:style-name="P10">MP</text:p>
        </text:list-item>
        <text:list-item>
          <text:p text:style-name="P10">CHC_X</text:p>
        </text:list-item>
        <text:list-item>
          <text:p text:style-name="P10">CHD_X</text:p>
        </text:list-item>
        <text:list-item>
          <text:p text:style-name="P10">MS</text:p>
        </text:list-item>
        <text:list-item>
          <text:p text:style-name="P10">ARM_X</text:p>
        </text:list-item>
        <text:list-item>
          <text:p text:style-name="P10">RES_X (one per element)</text:p>
        </text:list-item>
        <text:list-item>
          <text:p text:style-name="P10">DMG_X (one per element)</text:p>
        </text:list-item>
        <text:list-item>
          <text:p text:style-name="P10">AS</text:p>
        </text:list-item>
        <text:list-item>
          <text:p text:style-name="P10">SKS (skill speed)</text:p>
        </text:list-item>
      </text:list>
      <text:h text:style-name="Heading_20_3" text:outline-level="3">1.1.2) Exploration</text:h>
      <text:p text:style-name="Text_20_body">Aucune (TBD)</text:p>
      <text:h text:style-name="Heading_20_3" text:outline-level="3">1.1.3) Civil</text:h>
      <text:p text:style-name="Text_20_body">Directement % lvl Arcane </text:p>
      <text:h text:style-name="Heading_20_2" text:outline-level="2">1.2) IA Autobattler</text:h>
      <text:h text:style-name="Heading_20_3" text:outline-level="3">1.2.1) Hero</text:h>
      <text:p text:style-name="Text_20_body">Tank : </text:p>
      <text:list xml:id="list3698611499959966769" text:style-name="L3">
        <text:list-item>
          <text:p text:style-name="P11">Monte l'aggro sur cibles engagé où il est pas premier</text:p>
        </text:list-item>
        <text:list-item>
          <text:p text:style-name="P11">DPS</text:p>
        </text:list-item>
        <text:list-item>
          <text:p text:style-name="P11"><text:soft-page-break/>Explore</text:p>
        </text:list-item>
      </text:list>
      <text:p text:style-name="Text_20_body"/>
      <text:p text:style-name="Text_20_body">DPS :</text:p>
      <text:list xml:id="list7737588435424231586" text:style-name="L4">
        <text:list-item>
          <text:p text:style-name="P12">First view, first dps</text:p>
        </text:list-item>
        <text:list-item>
          <text:p text:style-name="P12">Change de cible si target LOS / dead / autre</text:p>
        </text:list-item>
        <text:list-item>
          <text:p text:style-name="P12">Explore derrière le tank</text:p>
        </text:list-item>
      </text:list>
      <text:p text:style-name="Text_20_body"/>
      <text:p text:style-name="Text_20_body">Heal :</text:p>
      <text:list xml:id="list4513499711207961287" text:style-name="L5">
        <text:list-item>
          <text:p text:style-name="P13">Heal Ally under % life</text:p>
        </text:list-item>
        <text:list-item>
          <text:p text:style-name="P13">Buff Ally</text:p>
        </text:list-item>
        <text:list-item>
          <text:p text:style-name="P13">DPS</text:p>
        </text:list-item>
        <text:list-item>
          <text:p text:style-name="P13">Explore en dernier</text:p>
        </text:list-item>
      </text:list>
      <text:p text:style-name="Text_20_body"/>
      <text:h text:style-name="Heading_20_3" text:outline-level="3">1.2.2) IA Enemy</text:h>
      <text:p text:style-name="Text_20_body">Popcorn :</text:p>
      <text:list xml:id="list8846441549708288862" text:style-name="L6">
        <text:list-item>
          <text:p text:style-name="P14">Change target on aggro</text:p>
        </text:list-item>
        <text:list-item>
          <text:p text:style-name="P14">Target first view</text:p>
        </text:list-item>
        <text:list-item>
          <text:p text:style-name="P14">Change target si LOS / dead / autre</text:p>
        </text:list-item>
        <text:list-item>
          <text:p text:style-name="P14">Idle</text:p>
        </text:list-item>
      </text:list>
      <text:p text:style-name="Text_20_body"/>
      <text:p text:style-name="Text_20_body">Ass :</text:p>
      <text:list xml:id="list2704072806348052566" text:style-name="L7">
        <text:list-item>
          <text:p text:style-name="P15">Change target on aggro</text:p>
        </text:list-item>
        <text:list-item>
          <text:p text:style-name="P15">Target backline</text:p>
        </text:list-item>
        <text:list-item>
          <text:p text:style-name="P15">Change target si LOS / dead / autre</text:p>
        </text:list-item>
        <text:list-item>
          <text:p text:style-name="P15">Idle</text:p>
        </text:list-item>
      </text:list>
      <text:p text:style-name="Text_20_body"/>
      <text:h text:style-name="Heading_20_2" text:outline-level="2"/>
      <text:h text:style-name="P6" text:outline-level="2">1.3) Race</text:h>
      <text:h text:style-name="Heading_20_3" text:outline-level="3">1.3.1) Humain</text:h>
      <text:p text:style-name="Text_20_body">Affinité : Magie / Physique</text:p>
      <text:h text:style-name="Heading_20_3" text:outline-level="3">1.3.2) Nain</text:h>
      <text:p text:style-name="Text_20_body">Affinité : Magie / Technologie</text:p>
      <text:h text:style-name="Heading_20_3" text:outline-level="3">1.3.3) Elfe</text:h>
      <text:p text:style-name="Text_20_body">Affinité : Magie</text:p>
      <text:h text:style-name="Heading_20_3" text:outline-level="3">1.3.4) Arcturian</text:h>
      <text:p text:style-name="Text_20_body">Des aliens bleu et chauve.</text:p>
      <text:p text:style-name="Standard"/>
      <text:p text:style-name="Text_20_body">Affinité : Technologie</text:p>
      <text:h text:style-name="Heading_20_3" text:outline-level="3">1.3.5) Nordique</text:h>
      <text:p text:style-name="Text_20_body">Des aliens grand et blond.</text:p>
      <text:p text:style-name="Text_20_body"/>
      <text:p text:style-name="Text_20_body">Affinité : Technologie et physique</text:p>
      <text:h text:style-name="Heading_20_3" text:outline-level="3">1.3.6) Lyran</text:h>
      <text:p text:style-name="Text_20_body">Des aliens chats.</text:p>
      <text:p text:style-name="Standard"/>
      <text:p text:style-name="Text_20_body">Affinité : Physique</text:p>
      <text:h text:style-name="Heading_20_2" text:outline-level="2"/>
      <text:h text:style-name="P6" text:outline-level="2">1.4) Ennemies</text:h>
      <text:p text:style-name="Text_20_body">Les ennemies sont représentés par les monstres d'un univers fantastique et d'un univers sci-fi/alien mais sans raison apparente (pas d'ennemi intelligent)</text:p>
      <text:h text:style-name="Heading_20_3" text:outline-level="3">1.4.1) Archetype</text:h>
      <text:p text:style-name="Text_20_body">Popcorn : Simple cac qui va droit au but</text:p>
      <text:p text:style-name="Text_20_body">Backliner : Simple dist</text:p>
      <text:p text:style-name="Text_20_body">Assassin : Pop sur la cible / ou charge la cible. Cible de préfère autre que le front</text:p>
      <text:p text:style-name="Text_20_body">Buffer / debuffer : Dist fragile qui enchante les ally / debuff les enemies</text:p>
      <text:p text:style-name="Text_20_body"/>
      <text:h text:style-name="Heading_20_3" text:outline-level="3">1.4.2) Race </text:h>
      <text:p text:style-name="Text_20_body">Liste (TBD) :</text:p>
      <text:list xml:id="list4193034916827842487" text:style-name="L8">
        <text:list-item>
          <text:p text:style-name="P16">Goblin</text:p>
        </text:list-item>
        <text:list-item>
          <text:p text:style-name="P16">Hologoblin</text:p>
        </text:list-item>
        <text:list-item>
          <text:p text:style-name="P16">Wolf</text:p>
        </text:list-item>
        <text:list-item>
          <text:p text:style-name="P16">Bear</text:p>
        </text:list-item>
        <text:list-item>
          <text:p text:style-name="P16">Demon</text:p>
        </text:list-item>
        <text:list-item>
          <text:p text:style-name="P16">Alien</text:p>
        </text:list-item>
        <text:list-item>
          <text:p text:style-name="P16">Critter</text:p>
        </text:list-item>
      </text:list>
      <text:p text:style-name="Text_20_body"/>
      <text:p text:style-name="Text_20_body">Potentiel « attribut » qui permet de varier la race de base :</text:p>
      <text:list xml:id="list39431352" text:continue-numbering="true" text:style-name="L8">
        <text:list-item>
          <text:p text:style-name="P16">Undead</text:p>
        </text:list-item>
        <text:list-item>
          <text:p text:style-name="P16">Corrupt</text:p>
        </text:list-item>
        <text:list-item>
          <text:p text:style-name="P16">Parasite(alien)</text:p>
        </text:list-item>
      </text:list>
      <text:h text:style-name="P6" text:outline-level="2">1.5) Boucle de combat en autobattler</text:h>
      <text:list xml:id="list8847942192122742721" text:style-name="L9">
        <text:list-item>
          <text:p text:style-name="P17">Auto attaque si à portée basé sur le cd de l'action + AS</text:p>
        </text:list-item>
        <text:list-item>
          <text:p text:style-name="P17">Use skill basé sur l'ia associé (Target override / CD / Mana …)</text:p>
        </text:list-item>
        <text:list-item>
          <text:p text:style-name="P17">Placement basé sur archetype</text:p>
        </text:list-item>
      </text:list>
      <text:p text:style-name="Text_20_body"/>
      <text:h text:style-name="Heading_20_2" text:outline-level="2"/>
      <text:h text:style-name="P6" text:outline-level="2">1.6) Traits</text:h>
      <text:p text:style-name="Text_20_body">Correspond à des passifs appliqué a un character (Héro ou enemie)</text:p>
      <text:h text:style-name="Heading_20_3" text:outline-level="3">1.6.1) Leviers</text:h>
      <text:p text:style-name="Text_20_body"/>
      <text:p text:style-name="Text_20_body">Liste :</text:p>
      <text:list xml:id="list8409004730912471271" text:style-name="L10">
        <text:list-item>
          <text:p text:style-name="P18">Stats primary / secondary</text:p>
        </text:list-item>
        <text:list-item>
          <text:p text:style-name="P18">Branche unlock</text:p>
        </text:list-item>
        <text:list-item>
          <text:p text:style-name="P18">Proificience XP + Growth</text:p>
        </text:list-item>
        <text:list-item>
          <text:p text:style-name="P18">Growth stats</text:p>
        </text:list-item>
        <text:list-item>
          <text:p text:style-name="P18">Blessure / death %</text:p>
        </text:list-item>
        <text:list-item>
          <text:p text:style-name="P18">Currencies Loot</text:p>
        </text:list-item>
        <text:list-item>
          <text:p text:style-name="P18">Civ work </text:p>
        </text:list-item>
        <text:list-item>
          <text:p text:style-name="P18">Talent unlock</text:p>
        </text:list-item>
      </text:list>
      <text:p text:style-name="Text_20_body"/>
      <text:h text:style-name="Heading_20_3" text:outline-level="3">1.6.2) Acquisition</text:h>
      <text:p text:style-name="Text_20_body">Liste :</text:p>
      <text:list xml:id="list2772382515194003780" text:style-name="L11">
        <text:list-item>
          <text:p text:style-name="P19">Race</text:p>
        </text:list-item>
        <text:list-item>
          <text:p text:style-name="P19">Recrutement</text:p>
        </text:list-item>
        <text:list-item>
          <text:p text:style-name="P19">HF</text:p>
        </text:list-item>
        <text:list-item>
          <text:p text:style-name="P19">Consommations de ressource</text:p>
        </text:list-item>
      </text:list>
      <text:p text:style-name="Text_20_body"/>
      <text:h text:style-name="Heading_20_2" text:outline-level="2"/>
      <text:h text:style-name="P6" text:outline-level="2">1.7) Arbre de talent</text:h>
      <text:p text:style-name="Text_20_body">Représente les arcanes et les branches qui permettent la spécialisation d'un héro.</text:p>
      <text:h text:style-name="P5" text:outline-level="3">1.7.1) Skills</text:h>
      <text:h text:style-name="Heading_20_4" text:outline-level="4">1.7.1.1) Acquisition</text:h>
      <text:p text:style-name="Text_20_body">Les skills (actif / passif) s'obtiennent en majeur parti en validant les prérequis en compétence d'arcane.</text:p>
      <text:p text:style-name="Text_20_body">On les obtient automatiquement ou en RNG une fois leur condition remplie (TBD)</text:p>
      <text:p text:style-name="Text_20_body"/>
      <text:h text:style-name="Heading_20_4" text:outline-level="4">1.7.1.2) Limitation</text:h>
      <text:p text:style-name="Text_20_body">Une limite de X Skills actifs et Y Skills passifs. (TBD)</text:p>
      <text:p text:style-name="Text_20_body">Peut être sous la forme d'une limite en nombre où via un coût d'équipement (cf Spirit POE)</text:p>
      <text:p text:style-name="Text_20_body"/>
      <text:h text:style-name="Heading_20_4" text:outline-level="4">1.7.1.3) Leviers</text:h>
      <text:list xml:id="list2533759111915062113" text:style-name="L12">
        <text:list-item>
          <text:p text:style-name="P20">DOT</text:p>
        </text:list-item>
        <text:list-item>
          <text:p text:style-name="P20">AOE</text:p>
        </text:list-item>
        <text:list-item>
          <text:p text:style-name="P20">DMG</text:p>
        </text:list-item>
        <text:list-item>
          <text:p text:style-name="P20">AS</text:p>
        </text:list-item>
        <text:list-item>
          <text:p text:style-name="P20">Debuff</text:p>
        </text:list-item>
        <text:list-item>
          <text:p text:style-name="P20">Aggro</text:p>
        </text:list-item>
        <text:list-item>
          <text:p text:style-name="P20">Casttime</text:p>
        </text:list-item>
        <text:list-item>
          <text:p text:style-name="P20">Range</text:p>
        </text:list-item>
        <text:list-item>
          <text:p text:style-name="P20">CD</text:p>
        </text:list-item>
        <text:list-item>
          <text:p text:style-name="P20">DMG_Type</text:p>
        </text:list-item>
        <text:list-item>
          <text:p text:style-name="P20">Knockback</text:p>
        </text:list-item>
        <text:list-item>
          <text:p text:style-name="P20">CondActivation</text:p>
        </text:list-item>
        <text:list-item>
          <text:p text:style-name="P20">CC</text:p>
        </text:list-item>
        <text:list-item>
          <text:p text:style-name="P20">Buff</text:p>
        </text:list-item>
        <text:list-item>
          <text:p text:style-name="P20">Setup</text:p>
        </text:list-item>
        <text:list-item>
          <text:p text:style-name="P20">Minion</text:p>
        </text:list-item>
        <text:list-item>
          <text:p text:style-name="P20">Greed/Loot</text:p>
        </text:list-item>
        <text:list-item>
          <text:p text:style-name="P20">Def</text:p>
        </text:list-item>
        <text:list-item>
          <text:p text:style-name="P20">EquipCost</text:p>
        </text:list-item>
        <text:list-item>
          <text:p text:style-name="P20">CastCost</text:p>
        </text:list-item>
        <text:list-item>
          <text:p text:style-name="P20">%Stat</text:p>
        </text:list-item>
        <text:list-item>
          <text:p text:style-name="P20">GainDeRessource</text:p>
        </text:list-item>
      </text:list>
      <text:p text:style-name="Text_20_body"><text:soft-page-break/></text:p>
      <text:h text:style-name="Heading_20_4" text:outline-level="4">1.7.1.4) Gain de compétence d'arcane</text:h>
      <text:p text:style-name="Text_20_body">En utilisant un skill actif, on gagne en compétence dans les arcane associé.</text:p>
      <text:p text:style-name="Text_20_body">Ex : </text:p>
      <text:list xml:id="list786475962171428161" text:style-name="L13">
        <text:list-item>
          <text:p text:style-name="P21">Boule de feu =&gt; +1 en compétence de feu</text:p>
        </text:list-item>
        <text:list-item>
          <text:p text:style-name="P21">Thunderstrike =&gt; +0,5 en compétence d'eau + 0,5 en compétence de nature</text:p>
        </text:list-item>
      </text:list>
      <text:p text:style-name="Text_20_body">Le gain se fait plus important avec des skills de plus haut niveau et / ou si le sort à des conditions d'activation plus complexe.</text:p>
      <text:p text:style-name="Text_20_body"/>
      <text:h text:style-name="Heading_20_3" text:outline-level="3"/>
      <text:h text:style-name="P5" text:outline-level="3">1.7.2) Arcanes</text:h>
      <text:p text:style-name="Text_20_body">Correspond à un attribut qui permet de définir un skill</text:p>
      <text:p text:style-name="Text_20_body">Ex :</text:p>
      <text:list xml:id="list6628858898878290416" text:style-name="L14">
        <text:list-item>
          <text:p text:style-name="P22">Boule de feu : FEU</text:p>
        </text:list-item>
        <text:list-item>
          <text:p text:style-name="P22">Thunderstrike : EAU / NATURE</text:p>
        </text:list-item>
      </text:list>
      <text:p text:style-name="Text_20_body"/>
      <text:h text:style-name="Heading_20_4" text:outline-level="4">1.7.2.1) LVL &amp; XP</text:h>
      <text:p text:style-name="Text_20_body">On gagne en compétence d'arcane principalement en utlisant des skills</text:p>
      <text:p text:style-name="Text_20_body">Le level max d'une compétence par personnage est 100.</text:p>
      <text:p text:style-name="Text_20_body">Chaque level demande de plus en plus d'XP.</text:p>
      <text:p text:style-name="Text_20_body"/>
      <text:h text:style-name="Heading_20_4" text:outline-level="4">1.7.2.2) List des arcanes</text:h>
      <text:p text:style-name="Text_20_body">Liste non exhaustive et sert purement d'exemple (TBD)</text:p>
      <text:p text:style-name="Text_20_body"/>
      <text:p text:style-name="Text_20_body">Magie :</text:p>
      <text:list xml:id="list5492945372678365644" text:style-name="L15">
        <text:list-item>
          <text:p text:style-name="P23">Feu</text:p>
        </text:list-item>
        <text:list-item>
          <text:p text:style-name="P23">Eau</text:p>
        </text:list-item>
        <text:list-item>
          <text:p text:style-name="P23">Terre</text:p>
        </text:list-item>
        <text:list-item>
          <text:p text:style-name="P23">Air</text:p>
        </text:list-item>
      </text:list>
      <text:p text:style-name="Text_20_body"/>
      <text:p text:style-name="Text_20_body">Techno :</text:p>
      <text:list xml:id="list4206539800289595775" text:style-name="L16">
        <text:list-item>
          <text:p text:style-name="P24">Ether</text:p>
        </text:list-item>
        <text:list-item>
          <text:p text:style-name="P24">IA</text:p>
        </text:list-item>
        <text:list-item>
          <text:p text:style-name="P24">Atome</text:p>
        </text:list-item>
        <text:list-item>
          <text:p text:style-name="P24">Mind</text:p>
        </text:list-item>
        <text:list-item>
          <text:p text:style-name="P24">Laser</text:p>
        </text:list-item>
      </text:list>
      <text:p text:style-name="Text_20_body"/>
      <text:p text:style-name="Text_20_body">Physique :</text:p>
      <text:list xml:id="list3895640213841904553" text:style-name="L17">
        <text:list-item>
          <text:p text:style-name="P25">Weapons</text:p>
        </text:list-item>
        <text:list-item>
          <text:p text:style-name="P25">KI</text:p>
        </text:list-item>
        <text:list-item>
          <text:p text:style-name="P25">Athletic</text:p>
        </text:list-item>
        <text:list-item>
          <text:p text:style-name="P25">Leadership</text:p>
        </text:list-item>
      </text:list>
      <text:p text:style-name="Text_20_body"/>
      <text:p text:style-name="Text_20_body">Misc :</text:p>
      <text:list xml:id="list5217737957182451596" text:style-name="L18">
        <text:list-item>
          <text:p text:style-name="P26"><text:soft-page-break/>Summoner</text:p>
        </text:list-item>
        <text:list-item>
          <text:p text:style-name="P26">Space</text:p>
        </text:list-item>
        <text:list-item>
          <text:p text:style-name="P26">Spirituel</text:p>
        </text:list-item>
        <text:list-item>
          <text:p text:style-name="P26">Time</text:p>
        </text:list-item>
        <text:list-item>
          <text:p text:style-name="P26">Illusion</text:p>
        </text:list-item>
        <text:list-item>
          <text:p text:style-name="P26">Warfare</text:p>
        </text:list-item>
      </text:list>
      <text:p text:style-name="Text_20_body"/>
      <text:h text:style-name="Heading_20_3" text:outline-level="3"/>
      <text:h text:style-name="P5" text:outline-level="3">1.7.3) Branche</text:h>
      <text:p text:style-name="Text_20_body">Représente des archetype de playstyle pour se spécialiser</text:p>
      <text:p text:style-name="Text_20_body"/>
      <text:h text:style-name="Heading_20_4" text:outline-level="4">1.7.3.1) List de branches</text:h>
      <text:p text:style-name="Text_20_body">Liste non exhaustive et sert purement d'exemple (TBD)</text:p>
      <text:list xml:id="list2305212143201580178" text:style-name="L19">
        <text:list-item>
          <text:p text:style-name="P27">Healer</text:p>
        </text:list-item>
        <text:list-item>
          <text:p text:style-name="P27">DPS</text:p>
        </text:list-item>
        <text:list-item>
          <text:p text:style-name="P27">Assassin</text:p>
        </text:list-item>
        <text:list-item>
          <text:p text:style-name="P27">Tank</text:p>
        </text:list-item>
        <text:list-item>
          <text:p text:style-name="P27">Contrôleur</text:p>
        </text:list-item>
        <text:list-item>
          <text:p text:style-name="P27">Enchanteur</text:p>
        </text:list-item>
      </text:list>
      <text:p text:style-name="Text_20_body"/>
      <text:p text:style-name="Text_20_body">Liste plus spécialiser :</text:p>
      <text:list xml:id="list6581691261152868554" text:style-name="L20">
        <text:list-item>
          <text:p text:style-name="P28">Berserk</text:p>
        </text:list-item>
        <text:list-item>
          <text:p text:style-name="P28">Invoqueur</text:p>
        </text:list-item>
        <text:list-item>
          <text:p text:style-name="P28">Dotteur</text:p>
        </text:list-item>
        <text:list-item>
          <text:p text:style-name="P28">Mage</text:p>
        </text:list-item>
        <text:list-item>
          <text:p text:style-name="P28">Alien</text:p>
        </text:list-item>
        <text:list-item>
          <text:p text:style-name="P28">Weapon master</text:p>
        </text:list-item>
      </text:list>
      <text:p text:style-name="Text_20_body"/>
      <text:h text:style-name="Heading_20_4" text:outline-level="4">1.7.3.2) Acquisition</text:h>
      <text:p text:style-name="Text_20_body">Tout est débloqué de base mais si la liste devient conséquente, on peut envisager de débloquer des branches via la progression d'autre où via une spécialisation acté du héro ou via une progression du jeu. (TBD)</text:p>
      <text:p text:style-name="Text_20_body"/>
      <text:h text:style-name="Heading_20_4" text:outline-level="4">1.7.3.3) Contenu</text:h>
      <text:p text:style-name="Text_20_body">Chaque branche ne contient que des talents d'amélioration. Il n'y aura aucun skill (actif / passif / civil) à obtenir directement d'une branche.</text:p>
      <text:p text:style-name="Text_20_body"/>
      <text:h text:style-name="Heading_20_4" text:outline-level="4">1.7.3.4) Gain de points de talent</text:h>
      <text:p text:style-name="Text_20_body">On gagne des points de talent pour les branches avec un lvl up de héro.</text:p>
      <text:p text:style-name="Text_20_body">On est donc limité par rapport au lvl max du héro.</text:p>
      <text:p text:style-name="Text_20_body"/>
      <text:p text:style-name="Text_20_body"/>
      <text:h text:style-name="P6" text:outline-level="2">1.8) Level &amp; XP</text:h>
      <text:p text:style-name="Text_20_body">Le level max d'un héro est 100.</text:p>
      <text:p text:style-name="Text_20_body">Le gain d'xp se fait via des missions réussit / des ennemies vaincu.</text:p>
      <text:p text:style-name="Text_20_body">Le gain d'xp par LVL devient de plus en plus important.</text:p>
      <text:p text:style-name="Text_20_body">Les missions et les ennemies ont leur montant d'xp qui scale sur leur niveau.</text:p>
      <text:p text:style-name="Text_20_body">On gagne un point de talent par level up obtenu.</text:p>
      <text:p text:style-name="Text_20_body"/>
      <text:h text:style-name="P6" text:outline-level="2">1.9) Equipement </text:h>
      <text:p text:style-name="Text_20_body">Permet d'augmenter les stats d'un héro / utiliser des skills</text:p>
      <text:h text:style-name="Heading_20_3" text:outline-level="3">1.9.1) Slots</text:h>
      <text:p text:style-name="Text_20_body">Liste :</text:p>
      <text:list xml:id="list7137289798338286532" text:style-name="L27">
        <text:list-item>
          <text:p text:style-name="P35">MainHand</text:p>
        </text:list-item>
        <text:list-item>
          <text:p text:style-name="P35">OffHand</text:p>
        </text:list-item>
        <text:list-item>
          <text:p text:style-name="P35">Ring * 2</text:p>
        </text:list-item>
        <text:list-item>
          <text:p text:style-name="P35">Torse</text:p>
        </text:list-item>
        <text:list-item>
          <text:p text:style-name="P35">Head</text:p>
        </text:list-item>
        <text:list-item>
          <text:p text:style-name="P35">Jamb</text:p>
        </text:list-item>
        <text:list-item>
          <text:p text:style-name="P35">Boots</text:p>
        </text:list-item>
      </text:list>
      <text:p text:style-name="Text_20_body"/>
      <text:h text:style-name="Heading_20_3" text:outline-level="3">1.9.2) Limitations</text:h>
      <text:p text:style-name="Text_20_body">Liste :</text:p>
      <text:list xml:id="list5439294017365085793" text:style-name="L28">
        <text:list-item>
          <text:p text:style-name="P36">Slots</text:p>
        </text:list-item>
        <text:list-item>
          <text:p text:style-name="P36">Level</text:p>
        </text:list-item>
        <text:list-item>
          <text:p text:style-name="P36">Race (TBD)</text:p>
        </text:list-item>
        <text:list-item>
          <text:p text:style-name="P36">Arcane lvl</text:p>
        </text:list-item>
        <text:list-item>
          <text:p text:style-name="P36">Base stats (TBD)</text:p>
        </text:list-item>
      </text:list>
      <text:p text:style-name="Text_20_body"/>
      <text:h text:style-name="Heading_20_3" text:outline-level="3">1.9.3) Stats</text:h>
      <text:p text:style-name="Text_20_body">Toutes les stats possible en flat / perc.</text:p>
      <text:p text:style-name="Text_20_body">Bonus attributs.</text:p>
      <text:p text:style-name="Text_20_body">Bonus skills.</text:p>
      <text:h text:style-name="Heading_20_3" text:outline-level="3">1.9.4) Qualité</text:h>
      <text:p text:style-name="Text_20_body">Liste :</text:p>
      <text:list xml:id="list5766895701850737133" text:style-name="L29">
        <text:list-item>
          <text:p text:style-name="P37">Common (white)</text:p>
        </text:list-item>
        <text:list-item>
          <text:p text:style-name="P37">Uncommon (green)</text:p>
        </text:list-item>
        <text:list-item>
          <text:p text:style-name="P37">Rare (blue)</text:p>
        </text:list-item>
        <text:list-item>
          <text:p text:style-name="P37">Epique (violet)</text:p>
        </text:list-item>
        <text:list-item>
          <text:p text:style-name="P37">Artefact (Red)</text:p>
        </text:list-item>
        <text:list-item>
          <text:p text:style-name="P37">Légendaire (Orange)</text:p>
        </text:list-item>
      </text:list>
      <text:h text:style-name="Heading_20_3" text:outline-level="3"><text:soft-page-break/>1.9.5) Génération</text:h>
      <text:list xml:id="list7963518543445937880" text:style-name="L30">
        <text:list-item>
          <text:p text:style-name="P38">Common (1 Stats)</text:p>
        </text:list-item>
        <text:list-item>
          <text:p text:style-name="P38">Uncommon (2 Stats)</text:p>
        </text:list-item>
        <text:list-item>
          <text:p text:style-name="P38">Rare (3 Stats)</text:p>
        </text:list-item>
        <text:list-item>
          <text:p text:style-name="P38">Epique (4 Stats)</text:p>
        </text:list-item>
        <text:list-item>
          <text:p text:style-name="P38">Artefact (5 Stats)</text:p>
        </text:list-item>
        <text:list-item>
          <text:p text:style-name="P38">Légendaire (6 Stats)</text:p>
        </text:list-item>
      </text:list>
      <text:h text:style-name="Heading_20_3" text:outline-level="3">1.9.6) Acquisition</text:h>
      <text:p text:style-name="Text_20_body">Liste :</text:p>
      <text:list xml:id="list8859290935963442294" text:style-name="L31">
        <text:list-item>
          <text:p text:style-name="P39">Crafting (manual / auto)</text:p>
        </text:list-item>
        <text:list-item>
          <text:p text:style-name="P39">Missions (coffre / kill)</text:p>
        </text:list-item>
      </text:list>
      <text:p text:style-name="Text_20_body"/>
      <text:h text:style-name="P6" text:outline-level="2">1.10) Blessure</text:h>
      <text:p text:style-name="Text_20_body">Correspond à un debuff permanent ou temporaire appliqué à un héro</text:p>
      <text:p text:style-name="Text_20_body"/>
      <text:h text:style-name="Heading_20_3" text:outline-level="3">1.10.1) Acquisition</text:h>
      <text:p text:style-name="Text_20_body">On l'obtient suit à la fin d'une mission si KO / KO TEAM / Fuite</text:p>
      <text:p text:style-name="Text_20_body"/>
      <text:h text:style-name="Heading_20_3" text:outline-level="3">1.10.2) Variations</text:h>
      <text:p text:style-name="Text_20_body">Leviers :</text:p>
      <text:list xml:id="list7397385073509829739" text:style-name="L40">
        <text:list-item>
          <text:p text:style-name="P48">Stats debuff</text:p>
        </text:list-item>
        <text:list-item>
          <text:p text:style-name="P48">Arcanes debuff</text:p>
        </text:list-item>
        <text:list-item>
          <text:p text:style-name="P48">Equipement slot bloqué</text:p>
        </text:list-item>
        <text:list-item>
          <text:p text:style-name="P48"/>
        </text:list-item>
      </text:list>
      <text:h text:style-name="P2" text:outline-level="1">2) HUB (ville)</text:h>
      <text:p text:style-name="Text_20_body">Définition :</text:p>
      <text:p text:style-name="Text_20_body">Représente la ville qu'on fait progresser. On peut y voir nos aventuriers y vivre.</text:p>
      <text:p text:style-name="Text_20_body">On y gère les différents batiments et leur fonctions, nos aventuriers et la possibilité de voir les missions en cours.</text:p>
      <text:h text:style-name="Heading_20_2" text:outline-level="2"/>
      <text:h text:style-name="P6" text:outline-level="2">2.1) Les Batiments</text:h>
      <text:p text:style-name="Text_20_body">Représente les batiments à utilité possible dans le HUB du joueurs</text:p>
      <text:h text:style-name="Heading_20_3" text:outline-level="3"/>
      <text:h text:style-name="P5" text:outline-level="3">2.1.1) Taverne</text:h>
      <text:p text:style-name="Text_20_body">Représente l'endroit où l'on gère les héros engager.</text:p>
      <text:p text:style-name="Text_20_body">On peut également y recruter parmis les nouveau arrivants</text:p>
      <text:h text:style-name="Heading_20_4" text:outline-level="4">2.1.1.1) Gestion des héros</text:h>
      <text:p text:style-name="Text_20_body">Pour chaque héro recruté on peut y voir les différentes stats, arcanes, lvl, traits, disponibilité, cost (TBD) …</text:p>
      <text:p text:style-name="Text_20_body">On peut choisir d'envoyer un héro à la retraire pour libérer de la place.</text:p>
      <text:h text:style-name="Heading_20_4" text:outline-level="4">2.1.1.2) <text:s/>Recrutement</text:h>
      <text:p text:style-name="Text_20_body">Avec le temps, des héros visiteront la taverne. On pourra avoir accès à leurs informations et choisir de les recruter où de leur indiquer qu'on n'est pas intéressé.</text:p>
      <text:p text:style-name="Text_20_body">Chaque recrut potentiel aura une race / traits / arcanes / équipements… randomisé.</text:p>
      <text:p text:style-name="Text_20_body">On peut imaginer des recrus avec plus de potentiels ou de meilleurs prédisposition si on a de la chance.</text:p>
      <text:p text:style-name="Text_20_body"/>
      <text:h text:style-name="P5" text:outline-level="3">2.1.2) Mairie</text:h>
      <text:p text:style-name="Text_20_body">Représente l'endroit où l'on peut améliorer son HUB (Nouveau batiments compris)</text:p>
      <text:h text:style-name="Heading_20_4" text:outline-level="4">2.1.2.1) Variations</text:h>
      <text:p text:style-name="Text_20_body">Leviers: </text:p>
      <text:list xml:id="list3636872593677133125" text:style-name="L21">
        <text:list-item>
          <text:p text:style-name="P29">Nouveau bâtiment</text:p>
        </text:list-item>
        <text:list-item>
          <text:p text:style-name="P29">Augmentation de la surface du HUB</text:p>
        </text:list-item>
        <text:list-item>
          <text:p text:style-name="P29">Bonus d'explorations</text:p>
        </text:list-item>
        <text:list-item>
          <text:p text:style-name="P29">Zone / feature d'exploration</text:p>
        </text:list-item>
        <text:list-item>
          <text:p text:style-name="P29">Amélioration d'un bâtiment (Feature progression ou tool d'optimisation)</text:p>
        </text:list-item>
        <text:list-item>
          <text:p text:style-name="P29">Progression de l'histoire</text:p>
        </text:list-item>
        <text:list-item>
          <text:p text:style-name="P29">Branche d'arbre de talents</text:p>
        </text:list-item>
        <text:list-item>
          <text:p text:style-name="P29">Skills</text:p>
        </text:list-item>
        <text:list-item>
          <text:p text:style-name="P29">Amélioration Job civil</text:p>
        </text:list-item>
        <text:list-item>
          <text:p text:style-name="P29">Amélioration custo héro</text:p>
        </text:list-item>
      </text:list>
      <text:h text:style-name="Heading_20_4" text:outline-level="4">2.1.2.2) Unlock</text:h>
      <text:p text:style-name="Text_20_body">Leviers :</text:p>
      <text:list xml:id="list8408968202404260431" text:style-name="L32">
        <text:list-item>
          <text:p text:style-name="P40">Progression histoire</text:p>
        </text:list-item>
        <text:list-item>
          <text:p text:style-name="P40">Currencies variations</text:p>
        </text:list-item>
        <text:list-item>
          <text:p text:style-name="P40">Temps</text:p>
        </text:list-item>
        <text:list-item>
          <text:p text:style-name="P40">Nombre de héros</text:p>
        </text:list-item>
        <text:list-item>
          <text:p text:style-name="P40">Héro recruté spécifique (race / lvl / arcane ...)</text:p>
        </text:list-item>
        <text:list-item>
          <text:p text:style-name="P40">Héro critère en civile</text:p>
        </text:list-item>
        <text:list-item>
          <text:p text:style-name="P40">Héro civil à la mairie</text:p>
        </text:list-item>
        <text:list-item>
          <text:p text:style-name="P40">D'autres features unlock</text:p>
        </text:list-item>
        <text:list-item>
          <text:p text:style-name="P40">Event spécifique (RNG?)</text:p>
        </text:list-item>
        <text:list-item>
          <text:p text:style-name="P40"/>
        </text:list-item>
      </text:list>
      <text:h text:style-name="P5" text:outline-level="3">2.1.3) Panneau d'affichage</text:h>
      <text:p text:style-name="Text_20_body">Représente l'endroit pour envoyer en missions les héros</text:p>
      <text:h text:style-name="Heading_20_4" text:outline-level="4">2.1.3.1) Missions</text:h>
      <text:p text:style-name="Text_20_body">On pourra y envoyer les aventuriers sur différents type de missions.</text:p>
      <text:p text:style-name="Text_20_body">Liste (TBD) :</text:p>
      <text:list xml:id="list2656801074591085070" text:style-name="L22">
        <text:list-item>
          <text:p text:style-name="P30">Exploration (1 à 3)</text:p>
        </text:list-item>
        <text:list-item>
          <text:p text:style-name="P30">Donjon (5)</text:p>
        </text:list-item>
        <text:list-item>
          <text:p text:style-name="P30">Défense (5)</text:p>
        </text:list-item>
        <text:list-item>
          <text:p text:style-name="P30">Raid (10) </text:p>
        </text:list-item>
      </text:list>
      <text:h text:style-name="Heading_20_4" text:outline-level="4">2.1.3.2) Récompenses</text:h>
      <text:p text:style-name="Text_20_body">Leviers :</text:p>
      <text:list xml:id="list4015974270418627332" text:style-name="L23">
        <text:list-item>
          <text:p text:style-name="P31">Monnaies</text:p>
        </text:list-item>
        <text:list-item>
          <text:p text:style-name="P31">XP d'arcanes</text:p>
        </text:list-item>
        <text:list-item>
          <text:p text:style-name="P31">XP héros</text:p>
        </text:list-item>
        <text:list-item>
          <text:p text:style-name="P31">Progressions histoire</text:p>
        </text:list-item>
      </text:list>
      <text:h text:style-name="Heading_20_4" text:outline-level="4">2.1.3.3) Variations</text:h>
      <text:p text:style-name="Text_20_body">Leviers :</text:p>
      <text:list xml:id="list6540277889541235275" text:style-name="L33">
        <text:list-item>
          <text:p text:style-name="P41">Type de monstres</text:p>
        </text:list-item>
        <text:list-item>
          <text:p text:style-name="P41">Loots lié au monstres et / ou missions</text:p>
        </text:list-item>
        <text:list-item>
          <text:p text:style-name="P41">Prérequis missions</text:p>
        </text:list-item>
        <text:list-item>
          <text:p text:style-name="P41">Les facilités lié à la mission (type de mission / piège / ressources …)</text:p>
        </text:list-item>
        <text:list-item>
          <text:p text:style-name="P41">Options HRHR appliqué à la mission</text:p>
        </text:list-item>
        <text:list-item>
          <text:p text:style-name="P41">Le LD de la mission</text:p>
        </text:list-item>
        <text:list-item>
          <text:p text:style-name="P41">Le boss</text:p>
        </text:list-item>
        <text:list-item>
          <text:p text:style-name="P41">Buff / debuff lié à la mission (Traps / + de monstres …)</text:p>
        </text:list-item>
        <text:list-item>
          <text:p text:style-name="P41">La parti survie de la mission</text:p>
        </text:list-item>
        <text:list-item>
          <text:p text:style-name="P41">La répartition de monstres</text:p>
        </text:list-item>
        <text:list-item>
          <text:p text:style-name="P41">Les events dans une missions</text:p>
        </text:list-item>
        <text:list-item>
          <text:p text:style-name="P41">Temps avant mission</text:p>
        </text:list-item>
        <text:list-item>
          <text:p text:style-name="P41">Durée de dispo de la mission</text:p>
        </text:list-item>
        <text:list-item>
          <text:p text:style-name="P41">Success Rate de la mission</text:p>
        </text:list-item>
        <text:list-item>
          <text:p text:style-name="P41">Objectifs de la mission</text:p>
        </text:list-item>
        <text:list-item>
          <text:p text:style-name="P41">Difficultés</text:p>
        </text:list-item>
      </text:list>
      <text:p text:style-name="Text_20_body"><text:soft-page-break/></text:p>
      <text:h text:style-name="Heading_20_4" text:outline-level="4">2.1.3.4) Objectifs de missions</text:h>
      <text:p text:style-name="Text_20_body">Leviers :</text:p>
      <text:list xml:id="list3798601238301147572" text:style-name="L34">
        <text:list-item>
          <text:p text:style-name="P42">Tuer X Monstres (type ou global)</text:p>
        </text:list-item>
        <text:list-item>
          <text:p text:style-name="P42">Tuer boss</text:p>
        </text:list-item>
        <text:list-item>
          <text:p text:style-name="P42">Recolter X Ressources</text:p>
        </text:list-item>
        <text:list-item>
          <text:p text:style-name="P42">Defendre gus</text:p>
        </text:list-item>
        <text:list-item>
          <text:p text:style-name="P42">Survivre au vagues</text:p>
        </text:list-item>
        <text:list-item>
          <text:p text:style-name="P42">Temps limité de mission</text:p>
        </text:list-item>
        <text:list-item>
          <text:p text:style-name="P42">Récupérer un item</text:p>
        </text:list-item>
        <text:list-item>
          <text:p text:style-name="P42">Explorer une zone</text:p>
          <text:p text:style-name="P42"/>
        </text:list-item>
      </text:list>
      <text:h text:style-name="Heading_20_4" text:outline-level="4">2.1.3.5) HR HR</text:h>
      <text:p text:style-name="Text_20_body">Leviers :</text:p>
      <text:list xml:id="list6756194050149832142" text:style-name="L35">
        <text:list-item>
          <text:p text:style-name="P43">Augmentation difficultés</text:p>
        </text:list-item>
        <text:list-item>
          <text:p text:style-name="P43">+ de mobs</text:p>
        </text:list-item>
        <text:list-item>
          <text:p text:style-name="P43">Elite</text:p>
        </text:list-item>
        <text:list-item>
          <text:p text:style-name="P43">Des pièges</text:p>
        </text:list-item>
        <text:list-item>
          <text:p text:style-name="P43">Buff mobs</text:p>
        </text:list-item>
        <text:list-item>
          <text:p text:style-name="P43">Buff Boss</text:p>
        </text:list-item>
        <text:list-item>
          <text:p text:style-name="P43">Temps limité</text:p>
        </text:list-item>
        <text:list-item>
          <text:p text:style-name="P43">Limitations</text:p>
        </text:list-item>
        <text:list-item>
          <text:p text:style-name="P43">Augmentation zone généré</text:p>
        </text:list-item>
        <text:list-item>
          <text:p text:style-name="P43">Survie leviers</text:p>
        </text:list-item>
        <text:list-item>
          <text:p text:style-name="P43">Chain mission</text:p>
        </text:list-item>
        <text:list-item>
          <text:p text:style-name="P43">Upgrade level</text:p>
        </text:list-item>
      </text:list>
      <text:h text:style-name="Heading_20_4" text:outline-level="4">2.1.3.6) Limitations</text:h>
      <text:p text:style-name="Text_20_body">Leviers :</text:p>
      <text:list xml:id="list8896893959456336134" text:style-name="L36">
        <text:list-item>
          <text:p text:style-name="P44">Nombre de héros min / max</text:p>
        </text:list-item>
        <text:list-item>
          <text:p text:style-name="P44">Level min / max</text:p>
        </text:list-item>
        <text:list-item>
          <text:p text:style-name="P44">Skill requir</text:p>
        </text:list-item>
        <text:list-item>
          <text:p text:style-name="P44">Stats requir</text:p>
        </text:list-item>
        <text:list-item>
          <text:p text:style-name="P44">Arcane requir</text:p>
        </text:list-item>
        <text:list-item>
          <text:p text:style-name="P44"><text:soft-page-break/>Race</text:p>
        </text:list-item>
        <text:list-item>
          <text:p text:style-name="P44">Temps pour accepter</text:p>
        </text:list-item>
        <text:list-item>
          <text:p text:style-name="P44">Temps pour finir</text:p>
        </text:list-item>
        <text:list-item>
          <text:p text:style-name="P44">Done par héros</text:p>
        </text:list-item>
        <text:list-item>
          <text:p text:style-name="P44">Limitation du nombre de fois par X temps</text:p>
        </text:list-item>
        <text:list-item>
          <text:p text:style-name="P44">Team requir</text:p>
        </text:list-item>
        <text:list-item>
          <text:p text:style-name="P44">Trait</text:p>
        </text:list-item>
      </text:list>
      <text:p text:style-name="Text_20_body"/>
      <text:h text:style-name="Heading_20_4" text:outline-level="4">2.1.3.7) Histoire</text:h>
      <text:list xml:id="list5484256981557330133" text:style-name="L37">
        <text:list-item>
          <text:p text:style-name="P45">Mission first time + récompenses unique</text:p>
        </text:list-item>
        <text:list-item>
          <text:p text:style-name="P45">Pas de repeat direct</text:p>
        </text:list-item>
        <text:list-item>
          <text:p text:style-name="P45">+ intéressante et difficile que les autres missions proposé</text:p>
        </text:list-item>
        <text:list-item>
          <text:p text:style-name="P45">Sert à faire avancer la progression et les unlocks</text:p>
        </text:list-item>
        <text:list-item>
          <text:p text:style-name="P45">Potentiel dialogue après la réussite</text:p>
        </text:list-item>
      </text:list>
      <text:h text:style-name="Heading_20_4" text:outline-level="4">2.1.3.8) Filler</text:h>
      <text:p text:style-name="Text_20_body">Leviers :</text:p>
      <text:list xml:id="list5800927439083520229" text:style-name="L38">
        <text:list-item>
          <text:p text:style-name="P46">Duplicata / variation de mission histoire</text:p>
        </text:list-item>
        <text:list-item>
          <text:p text:style-name="P46">Repeat possible</text:p>
        </text:list-item>
        <text:list-item>
          <text:p text:style-name="P46">Sert au farm</text:p>
        </text:list-item>
        <text:list-item>
          <text:p text:style-name="P46">Récompenses moins intéressante que l'histoire</text:p>
        </text:list-item>
        <text:list-item>
          <text:p text:style-name="P46">Bonus réussite d'affilé </text:p>
        </text:list-item>
      </text:list>
      <text:h text:style-name="Heading_20_4" text:outline-level="4">2.1.3.9) Difficultés</text:h>
      <text:p text:style-name="Text_20_body">Leviers :</text:p>
      <text:list xml:id="list8842732553094792766" text:style-name="L39">
        <text:list-item>
          <text:p text:style-name="P47">Limitations</text:p>
        </text:list-item>
        <text:list-item>
          <text:p text:style-name="P47">Nombre d'enemies</text:p>
        </text:list-item>
        <text:list-item>
          <text:p text:style-name="P47">La composition</text:p>
        </text:list-item>
        <text:list-item>
          <text:p text:style-name="P47">Répartition au spawn</text:p>
        </text:list-item>
        <text:list-item>
          <text:p text:style-name="P47">Events</text:p>
        </text:list-item>
        <text:list-item>
          <text:p text:style-name="P47">Pièges</text:p>
        </text:list-item>
        <text:list-item>
          <text:p text:style-name="P47">Boss</text:p>
        </text:list-item>
        <text:list-item>
          <text:p text:style-name="P47">Archetype monstres</text:p>
        </text:list-item>
        <text:list-item>
          <text:p text:style-name="P47">Type d'ennemies</text:p>
        </text:list-item>
        <text:list-item>
          <text:p text:style-name="P47">Level</text:p>
        </text:list-item>
        <text:list-item>
          <text:p text:style-name="P47"><text:soft-page-break/>Buff / debuff</text:p>
        </text:list-item>
        <text:list-item>
          <text:p text:style-name="P47">Survie</text:p>
        </text:list-item>
        <text:list-item>
          <text:p text:style-name="P47">LD</text:p>
        </text:list-item>
        <text:list-item>
          <text:p text:style-name="P47">Spawn rate</text:p>
        </text:list-item>
      </text:list>
      <text:h text:style-name="Heading_20_4" text:outline-level="4">2.1.3.10) Tools</text:h>
      <text:p text:style-name="Text_20_body">Leviers :</text:p>
      <text:list xml:id="list7009196293124004313" text:style-name="L24">
        <text:list-item>
          <text:p text:style-name="P32">Repeat la même mission</text:p>
        </text:list-item>
        <text:list-item>
          <text:p text:style-name="P32">Liste de missions à enchaîner</text:p>
        </text:list-item>
        <text:list-item>
          <text:p text:style-name="P32">Condition de repeat / stop</text:p>
        </text:list-item>
      </text:list>
      <text:p text:style-name="Text_20_body"/>
      <text:h text:style-name="P5" text:outline-level="3">2.1.4) Centre de soin</text:h>
      <text:p text:style-name="Text_20_body">Représente l'endroit où l'on peut faire soigner des blessures temporaires.</text:p>
      <text:h text:style-name="Heading_20_3" text:outline-level="3"/>
      <text:h text:style-name="P5" text:outline-level="3">2.1.5) Forge</text:h>
      <text:p text:style-name="Text_20_body">Permet de faire fabriquer de l’équipement.</text:p>
      <text:h text:style-name="Heading_20_4" text:outline-level="4">2.1.5.1) Fabrication</text:h>
      <text:p text:style-name="Text_20_body">Choix du type d'item / qualité / base type </text:p>
      <text:p text:style-name="Text_20_body">=&gt; Type de monnaies =&gt; Produit l'item choisit avec stats RNG</text:p>
      <text:h text:style-name="Heading_20_4" text:outline-level="4">2.1.5.1) Tools</text:h>
      <text:p text:style-name="Text_20_body">Leviers :</text:p>
      <text:list xml:id="list6460387858785474290" text:style-name="L25">
        <text:list-item>
          <text:p text:style-name="P33">Automatisation de création d'équipement</text:p>
        </text:list-item>
        <text:list-item>
          <text:p text:style-name="P33">Repeat création X</text:p>
        </text:list-item>
        <text:list-item>
          <text:p text:style-name="P33">Création passive</text:p>
        </text:list-item>
        <text:list-item>
          <text:p text:style-name="P33">Filtre des équipements non voulue</text:p>
        </text:list-item>
        <text:list-item>
          <text:p text:style-name="P33">Notification selon critére</text:p>
        </text:list-item>
      </text:list>
      <text:p text:style-name="Text_20_body"/>
      <text:h text:style-name="Heading_20_3" text:outline-level="3"/>
      <text:h text:style-name="P5" text:outline-level="3">2.1.6) Ferailleur</text:h>
      <text:p text:style-name="Text_20_body">Permet de convertir des loots en monnaies utiles</text:p>
      <text:h text:style-name="Heading_20_4" text:outline-level="4">2.1.6.1) Tools</text:h>
      <text:p text:style-name="Text_20_body">Leviers :</text:p>
      <text:list xml:id="list8988423143381015538" text:style-name="L26">
        <text:list-item>
          <text:p text:style-name="P34">Filtre de ce qui a mettre de coté et ce qui a recyclé en ressource</text:p>
        </text:list-item>
        <text:list-item>
          <text:p text:style-name="P34">Conteneur de ce qui a mettre de coté</text:p>
        </text:list-item>
        <text:list-item>
          <text:p text:style-name="P34">Chance de ressource </text:p>
        </text:list-item>
      </text:list>
      <text:p text:style-name="Text_20_body"/>
      <text:h text:style-name="P5" text:outline-level="3">2.1.7) Ferme</text:h>
      <text:p text:style-name="Text_20_body">Permet de faire gagner des ressources de façon passives.</text:p>
      <text:h text:style-name="Heading_20_3" text:outline-level="3"/>
      <text:h text:style-name="P5" text:outline-level="3">2.1.8) Académie</text:h>
      <text:p text:style-name="Text_20_body">Permet d’entraîner les héros en choisissant des héros en civil pour enseigner. </text:p>
      <text:p text:style-name="Text_20_body">On utilisera leur lvl d'héro / lvl d'arcane</text:p>
      <text:h text:style-name="Heading_20_4" text:outline-level="4">2.1.8.1) <text:s/>LVL &amp; XP Hero</text:h>
      <text:p text:style-name="Text_20_body">Permet d'augmenter le level d'un héro de façon passif jusqu'à un certain point.</text:p>
      <text:h text:style-name="Heading_20_4" text:outline-level="4">2.1.8.2) <text:s/>Compétence en Arcane</text:h>
      <text:p text:style-name="Text_20_body">Permet de gagner en XP dans l'arcane choisit de façon passif jusqu'à un certain point.</text:p>
      <text:h text:style-name="Heading_20_4" text:outline-level="4">2.1.8.3) <text:s/>Stats training</text:h>
      <text:p text:style-name="Text_20_body">Permet de gagner en stats / growth stat (TBD) choisit de façon passif jusqu'à un certain point.</text:p>
      <text:h text:style-name="Heading_20_2" text:outline-level="2"/>
      <text:h text:style-name="P6" text:outline-level="2">2.2) Ajout d'un bâtiment</text:h>
      <text:p text:style-name="Text_20_body">Le terrain de la ville sera séparer en bloque d'habitation où l'on pourra choisir de placer son bâtiment.</text:p>
      <text:p text:style-name="Text_20_body">Le terrain pourra être agrandit pour avoir d'autre emplacement.</text:p>
      <text:h text:style-name="P6" text:outline-level="2">2.3) L'animation en ville</text:h>
      <text:p text:style-name="Text_20_body">Les héros recruter non actif, civils ou inter mission seront visible en ville. On pourra les voir aller d'un point A a B ou discuter avec d'autres héros.</text:p>
      <text:p text:style-name="Text_20_body"/>
      <text:h text:style-name="P2" text:outline-level="1">3) Watcher</text:h>
      <text:p text:style-name="Text_20_body">Représente le joueur et ses actions de manière général</text:p>
      <text:h text:style-name="Heading_20_2" text:outline-level="2">3.1) Watcher en Mission</text:h>
      <text:p text:style-name="Text_20_body">Leviers :</text:p>
      <text:list xml:id="list8673236288907278627" text:style-name="L41">
        <text:list-item>
          <text:p text:style-name="P49">Fuite</text:p>
        </text:list-item>
        <text:list-item>
          <text:p text:style-name="P49">Inspection du héro dans son état actuel</text:p>
        </text:list-item>
        <text:list-item>
          <text:p text:style-name="P49">Inspection d'un enemy dans son état actuel</text:p>
        </text:list-item>
        <text:list-item>
          <text:p text:style-name="P49">Set Focus</text:p>
        </text:list-item>
        <text:list-item>
          <text:p text:style-name="P49">Changement de tactique (Def / agressif / équilibré)</text:p>
        </text:list-item>
        <text:list-item>
          <text:p text:style-name="P49">Buff temporaire </text:p>
        </text:list-item>
        <text:list-item>
          <text:p text:style-name="P49">Replacement</text:p>
        </text:list-item>
        <text:list-item>
          <text:p text:style-name="P49">Direction</text:p>
        </text:list-item>
        <text:list-item>
          <text:p text:style-name="P49">Survie strat</text:p>
        </text:list-item>
      </text:list>
      <text:p text:style-name="Text_20_body"/>
      <text:h text:style-name="Heading_20_2" text:outline-level="2">3.2) Watcher dans le hub</text:h>
      <text:p text:style-name="Text_20_body">Leviers :</text:p>
      <text:list xml:id="list5233649712220481581" text:style-name="L42">
        <text:list-item>
          <text:p text:style-name="P50">Les batiments</text:p>
        </text:list-item>
        <text:list-item>
          <text:p text:style-name="P50">Gestion des héros</text:p>
        </text:list-item>
        <text:list-item>
          <text:p text:style-name="P50">Choix de la mission en cours à regarder</text:p>
        </text:list-item>
      </text:list>
      <text:p text:style-name="Text_20_body"/>
      <text:p text:style-name="Text_20_body"/>
      <text:h text:style-name="P2" text:outline-level="1">4) Objectifs expérience</text:h>
      <text:p text:style-name="Text_20_body">Comprend le temps non actif / offline</text:p>
      <text:h text:style-name="Heading_20_2" text:outline-level="2">4.1) Début de partie</text:h>
      <text:h text:style-name="Heading_20_3" text:outline-level="3">4.1.1) Progression</text:h>
      <text:p text:style-name="Text_20_body">Correspond à la durée après le tuto jusqu'à 5-10h de jeu</text:p>
      <text:p text:style-name="Text_20_body">Nombre de héros : 0 a 10</text:p>
      <text:p text:style-name="Text_20_body">Level moyen: 0 a 20</text:p>
      <text:p text:style-name="Text_20_body">Arcane cumulé : </text:p>
      <text:p text:style-name="Text_20_body">Unlocks: 0 a 20 % </text:p>
      <text:p text:style-name="Text_20_body">Progression histoire : 0 a 25%</text:p>
      <text:h text:style-name="Heading_20_3" text:outline-level="3">4.1.2) Détails</text:h>
      <text:p text:style-name="Text_20_body">Placement de tout les batiments ou presque</text:p>
      <text:p text:style-name="Text_20_body">Les premières améliorations</text:p>
      <text:p text:style-name="Text_20_body">Tout les types de missions hormis raid.</text:p>
      <text:p text:style-name="Text_20_body"/>
      <text:h text:style-name="Heading_20_2" text:outline-level="2">4.2) Milieu de partie</text:h>
      <text:h text:style-name="Heading_20_3" text:outline-level="3">4.2.1) Progression</text:h>
      <text:p text:style-name="Text_20_body">Correspond à la durée 5-10h à 40-60h de jeu</text:p>
      <text:p text:style-name="Text_20_body">Nombre de héros : 10 a 20</text:p>
      <text:p text:style-name="Text_20_body">Level moyen: 20 a 80 </text:p>
      <text:p text:style-name="Text_20_body">Arcane cumulé : </text:p>
      <text:p text:style-name="Text_20_body">Unlocks: 20 a 80 %</text:p>
      <text:p text:style-name="Text_20_body">Progression histoire : 25 a 90 %</text:p>
      <text:h text:style-name="Heading_20_3" text:outline-level="3">4.2.2) Details</text:h>
      <text:p text:style-name="Text_20_body">Vraiment tout les batiments.</text:p>
      <text:p text:style-name="Text_20_body">Hub complet dans les placements</text:p>
      <text:p text:style-name="Text_20_body">Amélioration quasi total.</text:p>
      <text:p text:style-name="Text_20_body">Automatisation début et rodage</text:p>
      <text:p text:style-name="Text_20_body">Début de raid</text:p>
      <text:p text:style-name="Text_20_body">On cherche à recruter les perles rares</text:p>
      <text:h text:style-name="Heading_20_2" text:outline-level="2"><text:soft-page-break/>4.3) Fin de partie</text:h>
      <text:h text:style-name="Heading_20_3" text:outline-level="3">4.3.1) Progression</text:h>
      <text:p text:style-name="Text_20_body">Correspond à la durée après 40-60h de jeu</text:p>
      <text:p text:style-name="Text_20_body">Nombre de héros : 20 a 40</text:p>
      <text:p text:style-name="Text_20_body">Level moyen: 80 a 100</text:p>
      <text:p text:style-name="Text_20_body">Arcane cumulé : </text:p>
      <text:p text:style-name="Text_20_body">Unlocks: 80 a 100 %</text:p>
      <text:p text:style-name="Text_20_body">Progression histoire : 90 a 100 %</text:p>
      <text:h text:style-name="Heading_20_3" text:outline-level="3">4.3.2) Details</text:h>
      <text:p text:style-name="Text_20_body">Full automatisation</text:p>
      <text:p text:style-name="Text_20_body">Full roster opti</text:p>
      <text:p text:style-name="Text_20_body">Les raids les plus danger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04T11:54:54.12</meta:creation-date>
    <dc:date>2025-12-08T19:16:18.09</dc:date>
    <meta:editing-duration>PT17H29M38S</meta:editing-duration>
    <meta:editing-cycles>19</meta:editing-cycles>
    <meta:generator>OpenOffice/4.1.15$Win32 OpenOffice.org_project/4115m2$Build-9813</meta:generator>
    <meta:document-statistic meta:table-count="0" meta:image-count="0" meta:object-count="0" meta:page-count="36" meta:paragraph-count="579" meta:word-count="2627" meta:character-count="13866"/>
  </office:meta>
</office:document-meta>
</file>